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UCAS QUINTANILLA, FLO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002416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LMACEN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UCAS QUINTANILLA, FLO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002416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3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2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1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3/09/2021</text:p>
          </table:table-cell>
          <table:table-cell table:style-name="Tabla2.A2" office:value-type="string">
            <text:p text:style-name="P9">9479126</text:p>
          </table:table-cell>
          <table:table-cell table:style-name="Tabla2.A2" office:value-type="string">
            <text:p text:style-name="P9">35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LEXNADER RODRIGUEZ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7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4T00:01:4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